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fef3dc" draw:opacity="5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/>
    </style:style>
    <style:style style:name="gr2" style:family="graphic" style:parent-style-name="standard">
      <style:graphic-properties draw:stroke="dash" draw:stroke-dash="Ultrafine_20_Dashed" svg:stroke-width="0.019cm" svg:stroke-color="#000000" draw:marker-start="" draw:marker-start-width="0.3cm" draw:marker-start-center="false" draw:marker-end="" draw:marker-end-width="0.3cm" draw:marker-end-center="false" draw:fill="none" draw:fill-color="#f39f3d" draw:opacity="50%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draw:shadow-opacity="50%"/>
    </style:style>
    <style:style style:name="gr3" style:family="graphic" style:parent-style-name="standard">
      <style:graphic-properties draw:stroke="none" draw:stroke-dash="Dashed_20__28_var_29__20_4919" svg:stroke-width="0.019cm" svg:stroke-color="#000000" draw:marker-start="" draw:marker-start-width="0.3cm" draw:marker-start-center="false" draw:marker-end="" draw:marker-end-width="0.3cm" draw:marker-end-center="false" draw:fill="none" draw:fill-color="#f39f3d" draw:opacity="5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/>
    </style:style>
    <style:style style:name="gr4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f39f3d" draw:opacity="5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50%"/>
    </style:style>
    <style:style style:name="gr6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7" style:family="graphic" style:parent-style-name="standard">
      <style:graphic-properties draw:stroke="dash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.019cm" svg:stroke-color="#e32c1a" draw:marker-start="" draw:marker-start-width="0.229cm" draw:marker-start-center="false" draw:marker-end="" draw:marker-end-width="0.229cm" draw:marker-end-center="false" draw:fill="none" draw:fill-color="#3333cc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19cm" svg:stroke-color="#e32c1a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0" style:family="graphic" style:parent-style-name="standard">
      <style:graphic-properties draw:stroke="dash" draw:stroke-dash="Dashed_20__28_var_29_" svg:stroke-width="0.019cm" svg:stroke-color="#e32c1a" draw:marker-start="" draw:marker-start-width="0.229cm" draw:marker-start-center="false" draw:marker-end="" draw:marker-end-width="0.229cm" draw:marker-end-center="false" draw:fill="none" draw:fill-color="#3333cc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1" style:family="graphic" style:parent-style-name="standard">
      <style:graphic-properties draw:stroke="dash" draw:stroke-dash="Dashed_20__28_var_29_" svg:stroke-width="0.019cm" svg:stroke-color="#e32c1a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2" style:family="graphic" style:parent-style-name="standard">
      <style:graphic-properties draw:stroke="solid" svg:stroke-width="0.019cm" svg:stroke-color="#e32c1a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fef3dc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none" draw:fill-color="#f39f3d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loext:graphic-properties draw:fill="none" draw:fill-color="#3333cc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g>
            <draw:g>
              <draw:polygon draw:style-name="gr1" draw:text-style-name="P1" draw:layer="layout" svg:width="2.998cm" svg:height="1.623cm" svg:x="9.295cm" svg:y="14.294cm" svg:viewBox="0 0 2999 1624" draw:points="7,808 1810,0 2999,9 2999,845 1211,1624 0,1624 14,787">
                <text:p/>
              </draw:polygon>
              <draw:g>
                <draw:polygon draw:style-name="gr2" draw:text-style-name="P2" draw:layer="layout" svg:width="1.201cm" svg:height="0.807cm" svg:x="11.101cm" svg:y="14.294cm" svg:viewBox="0 0 1202 808" draw:points="0,0 0,808 1202,808 1202,0">
                  <text:p/>
                </draw:polygon>
                <draw:polygon draw:style-name="gr3" draw:text-style-name="P2" draw:layer="layout" svg:width="1.8cm" svg:height="1.62cm" svg:x="9.301cm" svg:y="14.294cm" svg:viewBox="0 0 1801 1621" draw:points="0,808 1801,0 1801,808 0,1621">
                  <text:p/>
                </draw:polygon>
                <draw:polygon draw:style-name="gr4" draw:text-style-name="P3" draw:layer="layout" svg:width="1.201cm" svg:height="0.812cm" svg:x="9.301cm" svg:y="15.104cm" svg:viewBox="0 0 1202 813" draw:points="0,0 0,813 1202,813 1202,0">
                  <text:p/>
                </draw:polygon>
                <draw:polygon draw:style-name="gr5" draw:text-style-name="P2" draw:layer="layout" svg:width="1.8cm" svg:height="1.62cm" svg:x="10.499cm" svg:y="14.294cm" svg:viewBox="0 0 1801 1621" draw:points="0,808 1801,0 1801,808 0,1621">
                  <text:p/>
                </draw:polygon>
                <draw:line draw:style-name="gr6" draw:text-style-name="P4" draw:layer="layout" svg:x1="9.301cm" svg:y1="15.102cm" svg:x2="11.102cm" svg:y2="14.294cm">
                  <text:p/>
                </draw:line>
                <draw:line draw:style-name="gr6" draw:text-style-name="P4" draw:layer="layout" svg:x1="11.101cm" svg:y1="14.294cm" svg:x2="12.303cm" svg:y2="14.294cm">
                  <text:p/>
                </draw:line>
                <draw:line draw:style-name="gr7" draw:text-style-name="P5" draw:layer="layout" svg:x1="11.113cm" svg:y1="15.086cm" svg:x2="9.295cm" svg:y2="15.881cm">
                  <text:p/>
                </draw:line>
              </draw:g>
            </draw:g>
            <draw:line draw:style-name="gr8" draw:text-style-name="P6" draw:layer="layout" svg:x1="10.295cm" svg:y1="14.653cm" svg:x2="11.492cm" svg:y2="14.653cm">
              <text:p/>
            </draw:line>
            <draw:line draw:style-name="gr9" draw:text-style-name="P5" draw:layer="layout" svg:x1="11.492cm" svg:y1="14.672cm" svg:x2="11.492cm" svg:y2="15.471cm">
              <text:p/>
            </draw:line>
            <draw:line draw:style-name="gr10" draw:text-style-name="P6" draw:layer="layout" svg:x1="10.274cm" svg:y1="15.437cm" svg:x2="11.471cm" svg:y2="15.437cm">
              <text:p/>
            </draw:line>
            <draw:line draw:style-name="gr11" draw:text-style-name="P5" draw:layer="layout" svg:x1="10.296cm" svg:y1="14.665cm" svg:x2="10.296cm" svg:y2="15.464cm">
              <text:p/>
            </draw:line>
            <draw:line draw:style-name="gr9" draw:text-style-name="P5" draw:layer="layout" svg:x1="9.857cm" svg:y1="15.111cm" svg:x2="9.857cm" svg:y2="15.91cm">
              <text:p/>
            </draw:line>
            <draw:line draw:style-name="gr11" draw:text-style-name="P5" draw:layer="layout" svg:x1="11.681cm" svg:y1="14.305cm" svg:x2="11.681cm" svg:y2="15.104cm">
              <text:p/>
            </draw:line>
            <draw:line draw:style-name="gr9" draw:text-style-name="P5" draw:layer="layout" svg:x1="11.659cm" svg:y1="14.294cm" svg:x2="9.87cm" svg:y2="15.102cm">
              <text:p/>
            </draw:line>
            <draw:line draw:style-name="gr11" draw:text-style-name="P5" draw:layer="layout" svg:x1="11.665cm" svg:y1="15.086cm" svg:x2="9.876cm" svg:y2="15.894cm">
              <text:p/>
            </draw:line>
          </draw:g>
          <draw:path draw:style-name="gr12" draw:text-style-name="P7" draw:layer="layout" svg:width="0.298cm" svg:height="0.678cm" svg:x="10.67cm" svg:y="14.173cm" svg:viewBox="0 0 299 679" svg:d="M195 461c-12-126 68-187 99-295 33-114-115-272-106-66 5 95 80 286 7 295-88 10-39-217-113-303-135-158-80 103 0 151 70 44 106 175 98 295l-41 96-50 45">
            <text:p/>
          </draw:path>
          <draw:polyline draw:style-name="gr12" draw:text-style-name="P7" draw:layer="layout" svg:width="0.112cm" svg:height="0.178cm" svg:x="10.865cm" svg:y="14.646cm" svg:viewBox="0 0 113 179" draw:points="0,0 43,95 113,171 113,179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draw:stroke-dash draw:name="Dashed_20__28_var_29__20_4919" draw:display-name="Dashed (var) 4919" draw:style="rect" draw:dots1="1" draw:dots1-length="0.016cm" draw:dots2="1" draw:dots2-length="0.016cm" draw:distance="0.016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1:42:23.729118021</meta:creation-date>
    <dc:date>2018-05-18T11:42:41.931444625</dc:date>
    <meta:editing-duration>PT18S</meta:editing-duration>
    <meta:editing-cycles>1</meta:editing-cycles>
    <meta:document-statistic meta:object-count="22"/>
    <meta:generator>LibreOffice/6.0.0.3$MacOSX_X86_64 LibreOffice_project/64a0f66915f38c6217de274f0aa8e15618924765</meta:generator>
  </office:meta>
</office:document-meta>
</file>